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Liberation Sans1" officeooo:paragraph-rsid="000f3e78"/>
    </style:style>
    <style:style style:name="P2" style:family="paragraph" style:parent-style-name="Text_20_body">
      <style:text-properties style:font-name="Liberation Sans1" officeooo:rsid="000c3824" officeooo:paragraph-rsid="000c3824"/>
    </style:style>
    <style:style style:name="P3" style:family="paragraph" style:parent-style-name="Text_20_body">
      <style:text-properties style:font-name="Liberation Sans1" style:text-underline-style="solid" style:text-underline-width="auto" style:text-underline-color="font-color" officeooo:rsid="000c3824" officeooo:paragraph-rsid="000c3824"/>
    </style:style>
    <style:style style:name="P4" style:family="paragraph" style:parent-style-name="Text_20_body">
      <style:text-properties style:font-name="Liberation Sans1" officeooo:paragraph-rsid="000c3824"/>
    </style:style>
    <style:style style:name="P5" style:family="paragraph" style:parent-style-name="Text_20_body">
      <style:text-properties style:font-name="Liberation Sans1" officeooo:rsid="0014d840" officeooo:paragraph-rsid="0014d840"/>
    </style:style>
    <style:style style:name="P6" style:family="paragraph" style:parent-style-name="Text_20_body">
      <style:text-properties style:font-name="Liberation Sans1" officeooo:rsid="00209cb6" officeooo:paragraph-rsid="00292b24"/>
    </style:style>
    <style:style style:name="P7" style:family="paragraph" style:parent-style-name="Text_20_body">
      <style:text-properties style:font-name="Liberation Sans1" officeooo:rsid="00292421" officeooo:paragraph-rsid="00292421"/>
    </style:style>
    <style:style style:name="P8" style:family="paragraph" style:parent-style-name="Title">
      <style:text-properties officeooo:rsid="001bb08b" officeooo:paragraph-rsid="001bb08b"/>
    </style:style>
    <style:style style:name="P9" style:family="paragraph" style:parent-style-name="Text_20_body">
      <style:text-properties officeooo:rsid="002b471e" officeooo:paragraph-rsid="00371f89"/>
    </style:style>
    <style:style style:name="P10" style:family="paragraph" style:parent-style-name="Text_20_body">
      <style:text-properties officeooo:rsid="00292b24" officeooo:paragraph-rsid="002aeb56"/>
    </style:style>
    <style:style style:name="P11" style:family="paragraph" style:parent-style-name="Text_20_body">
      <style:text-properties officeooo:rsid="0038b05a" officeooo:paragraph-rsid="0038b05a"/>
    </style:style>
    <style:style style:name="P12" style:family="paragraph" style:parent-style-name="Text_20_body">
      <style:text-properties officeooo:rsid="003430d7" officeooo:paragraph-rsid="003430d7"/>
    </style:style>
    <style:style style:name="P13" style:family="paragraph" style:parent-style-name="Heading_20_1">
      <style:text-properties style:font-name="Liberation Sans1"/>
    </style:style>
    <style:style style:name="P14" style:family="paragraph" style:parent-style-name="Heading_20_1">
      <style:text-properties style:font-name="Liberation Sans1" officeooo:rsid="0012b8a1" officeooo:paragraph-rsid="0012b8a1"/>
    </style:style>
    <style:style style:name="P15" style:family="paragraph" style:parent-style-name="Heading_20_1">
      <style:text-properties style:font-name="Liberation Sans1" officeooo:rsid="000c3824" officeooo:paragraph-rsid="000c3824"/>
    </style:style>
    <style:style style:name="P16" style:family="paragraph" style:parent-style-name="Heading_20_3">
      <style:text-properties style:font-name="Liberation Sans1" officeooo:rsid="000c3824" officeooo:paragraph-rsid="000c3824"/>
    </style:style>
    <style:style style:name="P17" style:family="paragraph" style:parent-style-name="Heading_20_3">
      <style:text-properties officeooo:rsid="002b471e" officeooo:paragraph-rsid="002b471e"/>
    </style:style>
    <style:style style:name="P18" style:family="paragraph" style:parent-style-name="Heading_20_3">
      <style:text-properties officeooo:rsid="003cdc8c" officeooo:paragraph-rsid="003cdc8c"/>
    </style:style>
    <style:style style:name="P19" style:family="paragraph" style:parent-style-name="Heading_20_3">
      <style:text-properties officeooo:rsid="003ecf03" officeooo:paragraph-rsid="003ecf03"/>
    </style:style>
    <style:style style:name="P20" style:family="paragraph" style:parent-style-name="Text_20_body" style:list-style-name="L1">
      <style:text-properties style:font-name="Liberation Sans1" officeooo:paragraph-rsid="000f3e78"/>
    </style:style>
    <style:style style:name="P21" style:family="paragraph" style:parent-style-name="Text_20_body" style:list-style-name="L2">
      <style:text-properties style:font-name="Liberation Sans1" officeooo:rsid="000c3824" officeooo:paragraph-rsid="000c3824"/>
    </style:style>
    <style:style style:name="P22" style:family="paragraph" style:parent-style-name="Text_20_body" style:list-style-name="L2">
      <style:text-properties style:font-name="Liberation Sans1" officeooo:rsid="000c3824" officeooo:paragraph-rsid="001b6eb8"/>
    </style:style>
    <style:style style:name="P23" style:family="paragraph" style:parent-style-name="Text_20_body" style:list-style-name="L3">
      <style:text-properties style:font-name="Liberation Sans1" officeooo:rsid="001f2df0" officeooo:paragraph-rsid="001f2df0"/>
    </style:style>
    <style:style style:name="P24" style:family="paragraph" style:parent-style-name="Text_20_body" style:list-style-name="L3">
      <style:text-properties style:font-name="Liberation Sans1" officeooo:rsid="00279be6" officeooo:paragraph-rsid="00279be6"/>
    </style:style>
    <style:style style:name="P25" style:family="paragraph" style:parent-style-name="Text_20_body" style:list-style-name="L3">
      <style:text-properties style:font-name="Liberation Sans1" officeooo:rsid="002849be" officeooo:paragraph-rsid="002849be"/>
    </style:style>
    <style:style style:name="P26" style:family="paragraph" style:parent-style-name="Text_20_body" style:list-style-name="L3">
      <style:text-properties style:font-name="Liberation Sans1" officeooo:rsid="002e05bf" officeooo:paragraph-rsid="002e05bf"/>
    </style:style>
    <style:style style:name="P27" style:family="paragraph" style:parent-style-name="Text_20_body" style:list-style-name="L3">
      <style:text-properties style:font-name="Liberation Sans1" officeooo:rsid="0022211d" officeooo:paragraph-rsid="0022211d"/>
    </style:style>
    <style:style style:name="P28" style:family="paragraph" style:parent-style-name="Text_20_body">
      <style:text-properties officeooo:rsid="003cdc8c" officeooo:paragraph-rsid="003cdc8c"/>
    </style:style>
    <style:style style:name="P29" style:family="paragraph" style:parent-style-name="Text_20_body">
      <style:text-properties officeooo:rsid="003ecf03" officeooo:paragraph-rsid="003ecf0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f3e78"/>
    </style:style>
    <style:style style:name="T3" style:family="text">
      <style:text-properties style:text-underline-style="solid" style:text-underline-width="auto" style:text-underline-color="font-color" officeooo:rsid="000f842a"/>
    </style:style>
    <style:style style:name="T4" style:family="text">
      <style:text-properties officeooo:rsid="000da4a6"/>
    </style:style>
    <style:style style:name="T5" style:family="text">
      <style:text-properties officeooo:rsid="000c3824"/>
    </style:style>
    <style:style style:name="T6" style:family="text">
      <style:text-properties style:text-underline-style="non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90875"/>
    </style:style>
    <style:style style:name="T10" style:family="text">
      <style:text-properties officeooo:rsid="001a7282"/>
    </style:style>
    <style:style style:name="T11" style:family="text">
      <style:text-properties officeooo:rsid="001f2df0"/>
    </style:style>
    <style:style style:name="T12" style:family="text">
      <style:text-properties officeooo:rsid="00209cb6"/>
    </style:style>
    <style:style style:name="T13" style:family="text">
      <style:text-properties officeooo:rsid="0023cb9c"/>
    </style:style>
    <style:style style:name="T14" style:family="text">
      <style:text-properties officeooo:rsid="0024b536"/>
    </style:style>
    <style:style style:name="T15" style:family="text">
      <style:text-properties officeooo:rsid="002570de"/>
    </style:style>
    <style:style style:name="T16" style:family="text">
      <style:text-properties style:font-name="Liberation Sans1"/>
    </style:style>
    <style:style style:name="T17" style:family="text">
      <style:text-properties style:font-name="Liberation Sans1" style:text-underline-style="solid" style:text-underline-width="auto" style:text-underline-color="font-color"/>
    </style:style>
    <style:style style:name="T18" style:family="text">
      <style:text-properties style:font-name="Liberation Sans1" style:text-underline-style="solid" style:text-underline-width="auto" style:text-underline-color="font-color" officeooo:rsid="000c3824"/>
    </style:style>
    <style:style style:name="T19" style:family="text">
      <style:text-properties style:font-name="Liberation Sans1" officeooo:rsid="001f2df0"/>
    </style:style>
    <style:style style:name="T20" style:family="text">
      <style:text-properties style:font-name="Liberation Sans1" officeooo:rsid="0024b536"/>
    </style:style>
    <style:style style:name="T21" style:family="text">
      <style:text-properties style:font-name="Liberation Sans1" officeooo:rsid="002570de"/>
    </style:style>
    <style:style style:name="T22" style:family="text">
      <style:text-properties style:font-name="Liberation Sans1" officeooo:rsid="00279be6"/>
    </style:style>
    <style:style style:name="T23" style:family="text">
      <style:text-properties style:font-name="Liberation Sans1" officeooo:rsid="0031778d"/>
    </style:style>
    <style:style style:name="T24" style:family="text">
      <style:text-properties style:font-name="Liberation Sans1" officeooo:rsid="00352224"/>
    </style:style>
    <style:style style:name="T25" style:family="text">
      <style:text-properties style:font-name="Liberation Sans1" officeooo:rsid="0038c7b1"/>
    </style:style>
    <style:style style:name="T26" style:family="text">
      <style:text-properties style:font-name="Liberation Sans1" officeooo:rsid="002849be"/>
    </style:style>
    <style:style style:name="T27" style:family="text">
      <style:text-properties style:font-name="Liberation Sans1" officeooo:rsid="002e05bf"/>
    </style:style>
    <style:style style:name="T28" style:family="text">
      <style:text-properties officeooo:rsid="002c798f"/>
    </style:style>
    <style:style style:name="T29" style:family="text">
      <style:text-properties officeooo:rsid="002fc3de"/>
    </style:style>
    <style:style style:name="T30" style:family="text">
      <style:text-properties officeooo:rsid="0031778d"/>
    </style:style>
    <style:style style:name="T31" style:family="text">
      <style:text-properties officeooo:rsid="0031e6f2"/>
    </style:style>
    <style:style style:name="T32" style:family="text">
      <style:text-properties officeooo:rsid="00337c94"/>
    </style:style>
    <style:style style:name="T33" style:family="text">
      <style:text-properties officeooo:rsid="0037864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tatistiques descriptives</text:p>
      <text:h text:style-name="P13" text:outline-level="1">Programme</text:h>
      <text:p text:style-name="P1"><text:span text:style-name="T3">Contenus</text:span><text:span text:style-name="T4"> :</text:span></text:p>
      <text:list xml:id="list1355578804" text:style-name="L1">
        <text:list-item>
          <text:p text:style-name="P20">Proportion, pourcentage d’une sous-population dans une population.</text:p>
        </text:list-item>
        <text:list-item>
          <text:p text:style-name="P20">Ensembles de référence inclus les uns dans les autres : pourcentage de pourcentage.</text:p>
        </text:list-item>
        <text:list-item>
          <text:p text:style-name="P20">Évolution : variation absolue, variation relative.</text:p>
        </text:list-item>
        <text:list-item>
          <text:p text:style-name="P20">Évolutions successives, évolution réciproque : relation sur les coefficients multiplicateurs (produit, inverse).</text:p>
        </text:list-item>
        <text:list-item>
          <text:p text:style-name="P20"><text:span text:style-name="T10">I</text:span>ndicateurs de tendance centrale d’une série statistique : moyenne pondérée.</text:p>
        </text:list-item>
        <text:list-item>
          <text:p text:style-name="P20">Linéarité de la moyenne.</text:p>
        </text:list-item>
        <text:list-item>
          <text:p text:style-name="P20">Indicateurs de dispersion : écart interquartile, écart type.</text:p>
        </text:list-item>
      </text:list>
      <text:p text:style-name="P2"><text:span text:style-name="T3">Capacités attendues</text:span> :</text:p>
      <text:list xml:id="list579712506" text:style-name="L2">
        <text:list-item>
          <text:p text:style-name="P21">Exploiter la relation entre effectifs, proportions et pourcentages.</text:p>
        </text:list-item>
        <text:list-item>
          <text:p text:style-name="P21">Traiter des situations simples mettant en jeu des pourcentages de pourcentages.</text:p>
        </text:list-item>
        <text:list-item>
          <text:p text:style-name="P22">Exploiter la relation entre deux valeurs successives et leur taux d’évolution.</text:p>
        </text:list-item>
        <text:list-item>
          <text:p text:style-name="P22">Calculer le taux d’évolution global à partir des taux d’évolution successifs. Calculer un taux d’évolution réciproque.</text:p>
        </text:list-item>
        <text:list-item>
          <text:p text:style-name="P21">Décrire verbalement les différences entre deux séries statistiques, en s’appuyant sur des indicateurs ou sur des représentations graphiques données.</text:p>
        </text:list-item>
        <text:list-item>
          <text:p text:style-name="P21">Pour des données réelles ou issues d’une simulation, lire et comprendre une fonction écrite en Python renvoyant la moyenne m, l’écart type <draw:frame draw:style-name="fr1" draw:name="Objet2" text:anchor-type="as-char" svg:y="-0.33cm" svg:width="0.415cm" svg:height="0.429cm" draw:z-index="1"><draw:object xlink:href="./Object 2" xlink:type="simple" xlink:show="embed" xlink:actuate="onLoad"/><draw:image xlink:href="./ObjectReplacements/Object 2" xlink:type="simple" xlink:show="embed" xlink:actuate="onLoad"/></draw:frame>, et la proportion d’éléments appartenant à <draw:frame draw:style-name="fr1" draw:name="Objet1" text:anchor-type="as-char" svg:y="-0.49cm" svg:width="3.36cm" svg:height="0.683cm" draw:z-index="0"><draw:object xlink:href="./Object 1" xlink:type="simple" xlink:show="embed" xlink:actuate="onLoad"/><draw:image xlink:href="./ObjectReplacements/Object 1" xlink:type="simple" xlink:show="embed" xlink:actuate="onLoad"/></draw:frame>.</text:p>
        </text:list-item>
      </text:list>
      <text:p text:style-name="P2"><text:span text:style-name="T3">Démonstration</text:span> :</text:p>
      <text:p text:style-name="P2"/>
      <text:p text:style-name="P3">Exemple d’algorithme<text:span text:style-name="T6"> :</text:span></text:p>
      <text:p text:style-name="P2"/>
      <text:p text:style-name="P4"><text:span text:style-name="T2">Approfondissement possible</text:span><text:span text:style-name="T5"> :</text:span></text:p>
      <text:h text:style-name="P14" text:outline-level="1"><text:soft-page-break/>Objectif<text:span text:style-name="T9">s</text:span> d’apprentissage</text:h>
      <text:p text:style-name="P5">(note : utiliser un verbe d’<text:span text:style-name="T7">action </text:span><text:span text:style-name="T8">!)</text:span><text:span text:style-name="T12"> </text:span></text:p>
      <text:list xml:id="list3280730302" text:style-name="L3">
        <text:list-item>
          <text:p text:style-name="P23">Calculer un<text:span text:style-name="T31">e proportion, un</text:span> pourcentage <text:span text:style-name="T12">d’un sous effectif.</text:span></text:p>
        </text:list-item>
        <text:list-item>
          <text:p text:style-name="P23"><text:span text:style-name="T14">Calculer un</text:span> pourcentage d<text:span text:style-name="T14">e</text:span> pourcentage <text:span text:style-name="T15">(évolutions successives).</text:span></text:p>
        </text:list-item>
        <text:list-item>
          <text:p text:style-name="P24">Obtenir le taux d’évolution entre deux valeurs. <text:span text:style-name="T30">Obtenir la variation absolue et relative.</text:span></text:p>
        </text:list-item>
        <text:list-item>
          <text:p text:style-name="P25">Établir l’évolution réciproque d’une évolution donnée.</text:p>
        </text:list-item>
        <text:list-item>
          <text:p text:style-name="P26">Calculer une moyenne. Obtenir l’évolution de la moyenne lorsque les valeurs évoluent : linéarité / une valeur augmente de<draw:frame draw:style-name="fr1" draw:name="Objet3" text:anchor-type="as-char" svg:y="-0.33cm" svg:width="0.467cm" svg:height="0.429cm" draw:z-index="2"><draw:object xlink:href="./Object 3" xlink:type="simple" xlink:show="embed" xlink:actuate="onLoad"/><draw:image xlink:href="./ObjectReplacements/Object 3" xlink:type="simple" xlink:show="embed" xlink:actuate="onLoad"/></draw:frame>.</text:p>
        </text:list-item>
        <text:list-item>
          <text:p text:style-name="P27">Établir l’écart-type d’une série de données.</text:p>
        </text:list-item>
        <text:list-item>
          <text:p text:style-name="P27">Interpréter une situation à l’aide de ses indicateurs statistiques : <text:span text:style-name="T28">TODO</text:span></text:p>
        </text:list-item>
        <text:list-item>
          <text:p text:style-name="P27">….</text:p>
        </text:list-item>
      </text:list>
      <text:h text:style-name="P15" text:outline-level="1">Séances</text:h>
      <text:h text:style-name="P16" text:outline-level="3">Séance 1</text:h>
      <text:p text:style-name="P6"><text:span text:style-name="T1">Objectif</text:span><text:span text:style-name="T6"> </text:span>: <text:span text:style-name="T11">Calculer un</text:span><text:span text:style-name="T31">e proportion, un</text:span><text:span text:style-name="T11"> pourcentage </text:span>d’un sous effectif.</text:p>
      <text:p text:style-name="P6"><text:span text:style-name="T13">Commencer par des cas simples, finir avec une activité de complexité moyenne : </text:span><text:span text:style-name="T33">le mélange de peintures.</text:span></text:p>
      <text:p text:style-name="P7">Commencer le cours sur les <text:span text:style-name="T29">populations + </text:span>évolutions <text:span text:style-name="T29">en pourcentages → </text:span><text:span text:style-name="T32">Proportions.</text:span></text:p>
      <text:h text:style-name="P16" text:outline-level="3">Séance 2</text:h>
      <text:p text:style-name="P10"><text:span text:style-name="T18">O</text:span><text:span text:style-name="T17">bjectif</text:span><text:span text:style-name="T16"> : </text:span><text:span text:style-name="T20">Calculer un</text:span><text:span text:style-name="T19"> pourcentage d</text:span><text:span text:style-name="T20">e</text:span><text:span text:style-name="T19"> pourcentage </text:span><text:span text:style-name="T21">(évolutions successives).</text:span></text:p>
      <text:p text:style-name="P12"><text:span text:style-name="T21">C</text:span><text:span text:style-name="T16">ours pourcentage de pourcentage </text:span><text:span text:style-name="T24">(avec exemple).</text:span></text:p>
      <text:p text:style-name="P11"><text:span text:style-name="T24">Exercices </text:span><text:span text:style-name="T25">divers.</text:span></text:p>
      <text:h text:style-name="P17" text:outline-level="3">Séance 3</text:h>
      <text:p text:style-name="P9"><text:span text:style-name="T1">Objectif</text:span> : <text:span text:style-name="T22">Obtenir le taux d’évolution entre deux valeurs</text:span><text:span text:style-name="T23">. Obtenir la variation absolue et relative.</text:span></text:p>
      <text:h text:style-name="P18" text:outline-level="3">Séance 4</text:h>
      <text:p text:style-name="P28"><text:span text:style-name="T1">Objectif</text:span> : <text:span text:style-name="T20">Calculer un</text:span><text:span text:style-name="T19"> pourcentage d</text:span><text:span text:style-name="T20">e</text:span><text:span text:style-name="T19"> pourcentage </text:span><text:span text:style-name="T21">(évolutions successives). </text:span><text:span text:style-name="T26">Établir l’évolution réciproque d’une évolution donnée.</text:span></text:p>
      <text:h text:style-name="P19" text:outline-level="3"><text:soft-page-break/>Séance 5</text:h>
      <text:p text:style-name="P29"><text:span text:style-name="T1">Objectif</text:span><text:span text:style-name="T6"> </text:span>: <text:span text:style-name="T27">Calculer une moyenne. Obtenir l’évolution de la moyenne lorsque les valeurs évoluent : linéarité / une valeur augmente de</text:span><text:span text:style-name="T27"><draw:frame draw:style-name="fr1" draw:name="Objet4" text:anchor-type="as-char" svg:y="-0.33cm" svg:width="0.467cm" svg:height="0.429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2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7T11:27:30.454101675</meta:creation-date>
    <meta:generator>LibreOffice/7.3.7.2$Linux_X86_64 LibreOffice_project/30$Build-2</meta:generator>
    <dc:date>2022-12-05T11:44:27.364273870</dc:date>
    <meta:editing-duration>PT5H26M51S</meta:editing-duration>
    <meta:editing-cycles>49</meta:editing-cycles>
    <meta:document-statistic meta:table-count="0" meta:image-count="0" meta:object-count="4" meta:page-count="3" meta:paragraph-count="45" meta:word-count="390" meta:character-count="2671" meta:non-whitespace-character-count="2346"/>
  </office:meta>
</office:document-meta>
</file>

<file path=Object 1/content.xml><?xml version="1.0" encoding="utf-8"?>
<math xmlns="http://www.w3.org/1998/Math/MathML" display="block">
  <semantics>
    <mrow>
      <mo fence="true" form="prefix" stretchy="false">[</mo>
      <mrow>
        <mrow>
          <mrow>
            <mi>m</mi>
            <mo stretchy="false">−</mo>
            <mn>2</mn>
          </mrow>
          <mi>s</mi>
          <mi>,</mi>
          <mrow>
            <mi>m</mi>
            <mo stretchy="false">+</mo>
            <mn>2</mn>
          </mrow>
          <mi>s</mi>
        </mrow>
      </mrow>
      <mo fence="true" form="postfix" stretchy="false">]</mo>
    </mrow>
    <annotation encoding="StarMath 5.0">[m - 2s,m + 2s]</annotation>
  </semantics>
</math>
</file>

<file path=Object 2/content.xml><?xml version="1.0" encoding="utf-8"?>
<math xmlns="http://www.w3.org/1998/Math/MathML" display="block">
  <semantics>
    <mi>s</mi>
    <annotation encoding="StarMath 5.0">s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